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35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200"/>
    </style:style>
    <style:style style:name="ce1" style:family="table-cell" style:parent-style-name="Default">
      <style:table-cell-properties fo:background-color="transparent"/>
      <style:text-properties fo:color="#000000" style:font-name="Liberation Sans Narrow"/>
    </style:style>
    <style:style style:name="ce2" style:family="table-cell" style:parent-style-name="Default">
      <style:table-cell-properties fo:background-color="#dddddd"/>
      <style:text-properties fo:color="#000000" style:font-name="Liberation Sans Narrow"/>
    </style:style>
    <style:style style:name="ce7" style:family="table-cell" style:parent-style-name="Default">
      <style:table-cell-properties fo:background-color="#fff200"/>
      <style:text-properties fo:color="#000000" style:font-name="Liberation Sans Narrow"/>
    </style:style>
    <style:style style:name="ce3" style:family="table-cell" style:parent-style-name="Default">
      <style:table-cell-properties fo:background-color="#dddddd" fo:wrap-option="wrap"/>
      <style:text-properties fo:color="#000000" style:text-outline="false" style:text-line-through-style="none" style:text-line-through-type="none" style:font-name="Liberation Sans Narrow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Roll Number</text:p>
          </table:table-cell>
          <table:table-cell office:value-type="string" calcext:value-type="string">
            <text:p>Helping TA Index</text:p>
          </table:table-cell>
          <table:table-cell/>
          <table:table-cell office:value-type="string" calcext:value-type="string">
            <text:p>TA Name</text:p>
          </table:table-cell>
          <table:table-cell office:value-type="string" calcext:value-type="string">
            <text:p>Index Number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float" office:value="100070019" calcext:value-type="float">
            <text:p>1000700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mit Kapadia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mailto:150110061@iitb.ac.in" xlink:type="simple">150110061@iitb.ac.in</text:a></text:p>
          </table:table-cell>
        </table:table-row>
        <table:table-row table:style-name="ro1">
          <table:table-cell office:value-type="float" office:value="134076027" calcext:value-type="float">
            <text:p>1340760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irudh Yadiki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mailto:anirudh.aky@iitb.ac.in" xlink:type="simple">anirudh.aky@iitb.ac.in</text:a></text:p>
          </table:table-cell>
        </table:table-row>
        <table:table-row table:style-name="ro1">
          <table:table-cell office:value-type="float" office:value="144070016" calcext:value-type="float">
            <text:p>144070016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Pranav Poduwal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 <text:a xlink:href="mailto:150110007@iitb.ac.in" xlink:type="simple">150110007@iitb.ac.in</text:a></text:p>
          </table:table-cell>
        </table:table-row>
        <table:table-row table:style-name="ro1">
          <table:table-cell office:value-type="float" office:value="150110036" calcext:value-type="float">
            <text:p>1501100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rshan Tank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50020012@iitb.ac.in</text:p>
          </table:table-cell>
        </table:table-row>
        <table:table-row table:style-name="ro1">
          <table:table-cell office:value-type="float" office:value="153170003" calcext:value-type="float">
            <text:p>153170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rey Paharia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5d070023@iitb.ac.in</text:p>
          </table:table-cell>
        </table:table-row>
        <table:table-row table:style-name="ro1">
          <table:table-cell office:value-type="float" office:value="160010001" calcext:value-type="float">
            <text:p>160010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okund Sureka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<text:a xlink:href="mailto:15D070053@iitb.ac.in" xlink:type="simple">15D070053@iitb.ac.in</text:a></text:p>
          </table:table-cell>
        </table:table-row>
        <table:table-row table:style-name="ro1">
          <table:table-cell office:value-type="float" office:value="160020009" calcext:value-type="float">
            <text:p>160020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man Jaiswal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<text:a xlink:href="mailto:namanjaswani@iitb.ac.in" xlink:type="simple">namanjaswani@iitb.ac.in</text:a></text:p>
          </table:table-cell>
        </table:table-row>
        <table:table-row table:style-name="ro1">
          <table:table-cell office:value-type="float" office:value="160020048" calcext:value-type="float">
            <text:p>16002004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0040010" calcext:value-type="float">
            <text:p>1600400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0070033" calcext:value-type="float">
            <text:p>16007003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0100009" calcext:value-type="float">
            <text:p>16010000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0100023" calcext:value-type="float">
            <text:p>1601000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0100029" calcext:value-type="float">
            <text:p>16010002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0100032" calcext:value-type="float">
            <text:p>16010003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0100081" calcext:value-type="float">
            <text:p>16010008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0100091" calcext:value-type="float">
            <text:p>16010009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0110078" calcext:value-type="float">
            <text:p>16011007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0260002" calcext:value-type="float">
            <text:p>16026000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0260005" calcext:value-type="float">
            <text:p>16026000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0260018" calcext:value-type="float">
            <text:p>1602600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0260029" calcext:value-type="float">
            <text:p>16026002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4046009" calcext:value-type="float">
            <text:p>16404600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4070010" calcext:value-type="float">
            <text:p>1640700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4100025" calcext:value-type="float">
            <text:p>1641000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020023" calcext:value-type="float">
            <text:p>1700200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020025" calcext:value-type="float">
            <text:p>1700200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040095" calcext:value-type="float">
            <text:p>17004009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050075" calcext:value-type="float">
            <text:p>17005007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070017" calcext:value-type="float">
            <text:p>17007001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070035" calcext:value-type="float">
            <text:p>17007003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070040" calcext:value-type="float">
            <text:p>17007004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070048" calcext:value-type="float">
            <text:p>17007004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070049" calcext:value-type="float">
            <text:p>17007004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070052" calcext:value-type="float">
            <text:p>17007005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070053" calcext:value-type="float">
            <text:p>17007005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100016" calcext:value-type="float">
            <text:p>1701000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100051" calcext:value-type="float">
            <text:p>17010005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110011" calcext:value-type="float">
            <text:p>1701100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110027" calcext:value-type="float">
            <text:p>17011002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110040" calcext:value-type="float">
            <text:p>17011004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110042" calcext:value-type="float">
            <text:p>17011004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110058" calcext:value-type="float">
            <text:p>17011005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110062" calcext:value-type="float">
            <text:p>17011006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110069" calcext:value-type="float">
            <text:p>17011006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260040" calcext:value-type="float">
            <text:p>17026004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3074015" calcext:value-type="float">
            <text:p>1730740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3074017" calcext:value-type="float">
            <text:p>17307401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3074018" calcext:value-type="float">
            <text:p>1730740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3079004" calcext:value-type="float">
            <text:p>17307900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3109004" calcext:value-type="float">
            <text:p>17310900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3190023" calcext:value-type="float">
            <text:p>1731900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4024003" calcext:value-type="float">
            <text:p>17402400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4070023" calcext:value-type="float">
            <text:p>1740700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4114003" calcext:value-type="float">
            <text:p>17411400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0070068" calcext:value-type="float">
            <text:p>18007006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3020016" calcext:value-type="float">
            <text:p>18302001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3020022" calcext:value-type="float">
            <text:p>18302002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3020048" calcext:value-type="float">
            <text:p>18302004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3020049" calcext:value-type="float">
            <text:p>18302004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3020054" calcext:value-type="float">
            <text:p>18302005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3020060" calcext:value-type="float">
            <text:p>18302006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3020062" calcext:value-type="float">
            <text:p>18302006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3020063" calcext:value-type="float">
            <text:p>18302006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3060023" calcext:value-type="float">
            <text:p>1830600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3070010" calcext:value-type="float">
            <text:p>18307001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3074007" calcext:value-type="float">
            <text:p>18307400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3074008" calcext:value-type="float">
            <text:p>18307400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3074020" calcext:value-type="float">
            <text:p>1830740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3074023" calcext:value-type="float">
            <text:p>1830740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3076003" calcext:value-type="float">
            <text:p>18307600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3079005" calcext:value-type="float">
            <text:p>18307900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3079008" calcext:value-type="float">
            <text:p>18307900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3079012" calcext:value-type="float">
            <text:p>18307901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3079014" calcext:value-type="float">
            <text:p>18307901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3079015" calcext:value-type="float">
            <text:p>18307901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3079016" calcext:value-type="float">
            <text:p>1830790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079018" calcext:value-type="float">
            <text:p>18307901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079026" calcext:value-type="float">
            <text:p>18307902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079032" calcext:value-type="float">
            <text:p>1830790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079035" calcext:value-type="float">
            <text:p>18307903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079037" calcext:value-type="float">
            <text:p>18307903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100024" calcext:value-type="float">
            <text:p>1831000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102002" calcext:value-type="float">
            <text:p>18310200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104007" calcext:value-type="float">
            <text:p>18310400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109002" calcext:value-type="float">
            <text:p>18310900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109007" calcext:value-type="float">
            <text:p>18310900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110022" calcext:value-type="float">
            <text:p>18311002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110029" calcext:value-type="float">
            <text:p>18311002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110033" calcext:value-type="float">
            <text:p>18311003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110037" calcext:value-type="float">
            <text:p>18311003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110039" calcext:value-type="float">
            <text:p>18311003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110041" calcext:value-type="float">
            <text:p>18311004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110042" calcext:value-type="float">
            <text:p>18311004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114004" calcext:value-type="float">
            <text:p>1831140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114005" calcext:value-type="float">
            <text:p>18311400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170017" calcext:value-type="float">
            <text:p>18317001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230015" calcext:value-type="float">
            <text:p>18323001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234001" calcext:value-type="float">
            <text:p>18323400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236001" calcext:value-type="float">
            <text:p>18323600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300024" calcext:value-type="float">
            <text:p>1833000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310019" calcext:value-type="float">
            <text:p>18331001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4070003" calcext:value-type="float">
            <text:p>18407000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4070004" calcext:value-type="float">
            <text:p>1840700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4070023" calcext:value-type="float">
            <text:p>18407002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4070024" calcext:value-type="float">
            <text:p>1840700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4070025" calcext:value-type="float">
            <text:p>18407002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4100002" calcext:value-type="float">
            <text:p>18410000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4100022" calcext:value-type="float">
            <text:p>18410002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4104001" calcext:value-type="float">
            <text:p>18410400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4106002" calcext:value-type="float">
            <text:p>18410600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4230004" calcext:value-type="float">
            <text:p>1842300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4360005" calcext:value-type="float">
            <text:p>18436000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10003" calcext:value-type="float">
            <text:p>19301000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10045" calcext:value-type="float">
            <text:p>19301004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11002" calcext:value-type="float">
            <text:p>19301100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12003" calcext:value-type="float">
            <text:p>19301200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20014" calcext:value-type="float">
            <text:p>19302001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20019" calcext:value-type="float">
            <text:p>19302001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20022" calcext:value-type="float">
            <text:p>19302002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20036" calcext:value-type="float">
            <text:p>1930200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20044" calcext:value-type="float">
            <text:p>1930200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20050" calcext:value-type="float">
            <text:p>19302005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20051" calcext:value-type="float">
            <text:p>19302005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20052" calcext:value-type="float">
            <text:p>1930200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20056" calcext:value-type="float">
            <text:p>1930200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54001" calcext:value-type="float">
            <text:p>19305400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0001" calcext:value-type="float">
            <text:p>19307000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0002" calcext:value-type="float">
            <text:p>19307000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0003" calcext:value-type="float">
            <text:p>19307000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0005" calcext:value-type="float">
            <text:p>19307000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0006" calcext:value-type="float">
            <text:p>19307000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0007" calcext:value-type="float">
            <text:p>19307000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0008" calcext:value-type="float">
            <text:p>1930700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0009" calcext:value-type="float">
            <text:p>19307000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0010" calcext:value-type="float">
            <text:p>19307001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0011" calcext:value-type="float">
            <text:p>19307001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0013" calcext:value-type="float">
            <text:p>19307001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0017" calcext:value-type="float">
            <text:p>19307001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0019" calcext:value-type="float">
            <text:p>19307001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0020" calcext:value-type="float">
            <text:p>1930700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0021" calcext:value-type="float">
            <text:p>19307002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0022" calcext:value-type="float">
            <text:p>19307002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0050" calcext:value-type="float">
            <text:p>19307005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0058" calcext:value-type="float">
            <text:p>19307005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1003" calcext:value-type="float">
            <text:p>19307100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4005" calcext:value-type="float">
            <text:p>19307400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4007" calcext:value-type="float">
            <text:p>19307400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4015" calcext:value-type="float">
            <text:p>19307401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9001" calcext:value-type="float">
            <text:p>19307900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9002" calcext:value-type="float">
            <text:p>19307900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9003" calcext:value-type="float">
            <text:p>19307900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079004" calcext:value-type="float">
            <text:p>1930790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079005" calcext:value-type="float">
            <text:p>19307900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079014" calcext:value-type="float">
            <text:p>19307901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079015" calcext:value-type="float">
            <text:p>19307901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079020" calcext:value-type="float">
            <text:p>19307902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079024" calcext:value-type="float">
            <text:p>1930790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079032" calcext:value-type="float">
            <text:p>1930790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00010" calcext:value-type="float">
            <text:p>19310001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00011" calcext:value-type="float">
            <text:p>19310001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00024" calcext:value-type="float">
            <text:p>1931000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00025" calcext:value-type="float">
            <text:p>19310002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00026" calcext:value-type="float">
            <text:p>19310002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00035" calcext:value-type="float">
            <text:p>19310003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00053" calcext:value-type="float">
            <text:p>19310005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00059" calcext:value-type="float">
            <text:p>19310005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00063" calcext:value-type="float">
            <text:p>19310006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00064" calcext:value-type="float">
            <text:p>1931000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00065" calcext:value-type="float">
            <text:p>19310006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00068" calcext:value-type="float">
            <text:p>1931000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00069" calcext:value-type="float">
            <text:p>19310006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00071" calcext:value-type="float">
            <text:p>19310007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00073" calcext:value-type="float">
            <text:p>19310007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00076" calcext:value-type="float">
            <text:p>1931000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00081" calcext:value-type="float">
            <text:p>19310008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09004" calcext:value-type="float">
            <text:p>1931090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09007" calcext:value-type="float">
            <text:p>19310900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09009" calcext:value-type="float">
            <text:p>19310900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04" calcext:value-type="float">
            <text:p>1931100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07" calcext:value-type="float">
            <text:p>19311000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09" calcext:value-type="float">
            <text:p>19311000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13" calcext:value-type="float">
            <text:p>19311001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20" calcext:value-type="float">
            <text:p>19311002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21" calcext:value-type="float">
            <text:p>19311002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26" calcext:value-type="float">
            <text:p>19311002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28" calcext:value-type="float">
            <text:p>1931100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29" calcext:value-type="float">
            <text:p>19311002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33" calcext:value-type="float">
            <text:p>19311003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34" calcext:value-type="float">
            <text:p>19311003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35" calcext:value-type="float">
            <text:p>19311003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37" calcext:value-type="float">
            <text:p>19311003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39" calcext:value-type="float">
            <text:p>19311003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40" calcext:value-type="float">
            <text:p>19311004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41" calcext:value-type="float">
            <text:p>19311004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42" calcext:value-type="float">
            <text:p>19311004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43" calcext:value-type="float">
            <text:p>19311004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44" calcext:value-type="float">
            <text:p>1931100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45" calcext:value-type="float">
            <text:p>19311004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46" calcext:value-type="float">
            <text:p>19311004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47" calcext:value-type="float">
            <text:p>19311004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54" calcext:value-type="float">
            <text:p>19311005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56" calcext:value-type="float">
            <text:p>1931100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58" calcext:value-type="float">
            <text:p>19311005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60" calcext:value-type="float">
            <text:p>19311006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61" calcext:value-type="float">
            <text:p>19311006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64" calcext:value-type="float">
            <text:p>1931100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4003" calcext:value-type="float">
            <text:p>19311400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70004" calcext:value-type="float">
            <text:p>1931700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70005" calcext:value-type="float">
            <text:p>19317000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70006" calcext:value-type="float">
            <text:p>19317000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70007" calcext:value-type="float">
            <text:p>19317000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70009" calcext:value-type="float">
            <text:p>19317000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70010" calcext:value-type="float">
            <text:p>19317001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70011" calcext:value-type="float">
            <text:p>19317001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70014" calcext:value-type="float">
            <text:p>19317001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70016" calcext:value-type="float">
            <text:p>1931700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70017" calcext:value-type="float">
            <text:p>19317001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70018" calcext:value-type="float">
            <text:p>19317001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70022" calcext:value-type="float">
            <text:p>19317002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70023" calcext:value-type="float">
            <text:p>19317002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70026" calcext:value-type="float">
            <text:p>19317002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71002" calcext:value-type="float">
            <text:p>19317100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90001" calcext:value-type="float">
            <text:p>19319000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90004" calcext:value-type="float">
            <text:p>1931900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90005" calcext:value-type="float">
            <text:p>19319000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90009" calcext:value-type="float">
            <text:p>19319000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190011" calcext:value-type="float">
            <text:p>19319001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191001" calcext:value-type="float">
            <text:p>19319100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230001" calcext:value-type="float">
            <text:p>19323000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230004" calcext:value-type="float">
            <text:p>19323000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230007" calcext:value-type="float">
            <text:p>19323000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234001" calcext:value-type="float">
            <text:p>19323400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234002" calcext:value-type="float">
            <text:p>19323400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236001" calcext:value-type="float">
            <text:p>19323600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300015" calcext:value-type="float">
            <text:p>19330001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300018" calcext:value-type="float">
            <text:p>19330001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300020" calcext:value-type="float">
            <text:p>1933000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300022" calcext:value-type="float">
            <text:p>19330002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300024" calcext:value-type="float">
            <text:p>1933000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350019" calcext:value-type="float">
            <text:p>19335001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370001" calcext:value-type="float">
            <text:p>19337000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370002" calcext:value-type="float">
            <text:p>19337000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370003" calcext:value-type="float">
            <text:p>19337000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370004" calcext:value-type="float">
            <text:p>19337000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370005" calcext:value-type="float">
            <text:p>19337000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370006" calcext:value-type="float">
            <text:p>19337000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370007" calcext:value-type="float">
            <text:p>19337000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370008" calcext:value-type="float">
            <text:p>19337000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040002" calcext:value-type="float">
            <text:p>19404000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050009" calcext:value-type="float">
            <text:p>19405000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050010" calcext:value-type="float">
            <text:p>19405001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050011" calcext:value-type="float">
            <text:p>19405001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050012" calcext:value-type="float">
            <text:p>19405001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050013" calcext:value-type="float">
            <text:p>19405001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057002" calcext:value-type="float">
            <text:p>19405700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058001" calcext:value-type="float">
            <text:p>19405800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060003" calcext:value-type="float">
            <text:p>19406000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070006" calcext:value-type="float">
            <text:p>19407000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070026" calcext:value-type="float">
            <text:p>19407002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072001" calcext:value-type="float">
            <text:p>19407200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076011" calcext:value-type="float">
            <text:p>19407601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076017" calcext:value-type="float">
            <text:p>19407601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100001" calcext:value-type="float">
            <text:p>19410000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100021" calcext:value-type="float">
            <text:p>19410002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193002" calcext:value-type="float">
            <text:p>19419300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230004" calcext:value-type="float">
            <text:p>19423000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5320003" calcext:value-type="float">
            <text:p>19532000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b03000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d07001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b03000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d07000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d07000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d07002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d07002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d07002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d07003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d07003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d07003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d07005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d07005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d07006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d10001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d10001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d11001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d11002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d17001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d17001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d17002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d26000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d26000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d26000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d26001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307r01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307r02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b03000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d07003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d07005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d07005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d07005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d07006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d11000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d110007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307r00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307r00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307r00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307r007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307r01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307r017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307r02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307r02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307r027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307r03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307r03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310r00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b03002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b09000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307r00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307r00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307r00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307r00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307r01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307r017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307r01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307r02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v97205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v97205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v97205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v972057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v97205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v97206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 table:number-rows-repeated="104824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2:Sheet1.B3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 style:data-style-name="N2" text:time-value="10:35:57.1418664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14:33:10.717716877</meta:creation-date>
    <meta:editing-duration>PT4M15S</meta:editing-duration>
    <meta:editing-cycles>4</meta:editing-cycles>
    <meta:generator>LibreOffice/6.0.7.3$Linux_X86_64 LibreOffice_project/00m0$Build-3</meta:generator>
    <dc:date>2020-02-10T10:38:32.221701191</dc:date>
    <meta:document-statistic meta:table-count="1" meta:cell-count="686" meta:object-count="0"/>
  </office:meta>
</office:document-meta>
</file>